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168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58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6600"/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" table:default-cell-style-name="Default"/>
        <table:table-row table:style-name="ro1">
          <table:table-cell office:value-type="string">
            <text:p>CS05-High</text:p>
          </table:table-cell>
          <table:table-cell office:value-type="string">
            <text:p>ff_nsga2</text:p>
          </table:table-cell>
          <table:table-cell office:value-type="string">
            <text:p>ff_spea2</text:p>
          </table:table-cell>
          <table:table-cell office:value-type="string">
            <text:p>lstm_nsga2</text:p>
          </table:table-cell>
          <table:table-cell office:value-type="string">
            <text:p>ff_neat</text:p>
          </table:table-cell>
          <table:table-cell office:value-type="string">
            <text:p>rnn_neat</text:p>
          </table:table-cell>
          <table:table-cell office:value-type="string">
            <text:p>moddpg</text:p>
          </table:table-cell>
          <table:table-cell/>
          <table:table-cell office:value-type="string">
            <text:p>CS05-Norm</text:p>
          </table:table-cell>
          <table:table-cell office:value-type="string">
            <text:p>ff_nsga2</text:p>
          </table:table-cell>
          <table:table-cell office:value-type="string">
            <text:p>ff_spea2</text:p>
          </table:table-cell>
          <table:table-cell office:value-type="string">
            <text:p>lstm_nsga2</text:p>
          </table:table-cell>
          <table:table-cell office:value-type="string">
            <text:p>ff_neat</text:p>
          </table:table-cell>
          <table:table-cell office:value-type="string">
            <text:p>rnn_neat</text:p>
          </table:table-cell>
          <table:table-cell office:value-type="string">
            <text:p>moddpg</text:p>
          </table:table-cell>
          <table:table-cell/>
          <table:table-cell office:value-type="string">
            <text:p>CS05-Norm</text:p>
          </table:table-cell>
          <table:table-cell office:value-type="string">
            <text:p>ff_nsga2</text:p>
          </table:table-cell>
          <table:table-cell office:value-type="string">
            <text:p>ff_spea2</text:p>
          </table:table-cell>
          <table:table-cell office:value-type="string">
            <text:p>lstm_nsga2</text:p>
          </table:table-cell>
          <table:table-cell office:value-type="string">
            <text:p>ff_neat</text:p>
          </table:table-cell>
          <table:table-cell office:value-type="string">
            <text:p>rnn_neat</text:p>
          </table:table-cell>
          <table:table-cell office:value-type="string">
            <text:p>moddpg</text:p>
          </table:table-cell>
        </table:table-row>
        <table:table-row table:style-name="ro1">
          <table:table-cell office:value-type="string">
            <text:p>success_rate</text:p>
          </table:table-cell>
          <table:table-cell table:number-columns-repeated="2" table:style-name="ce1" office:value-type="float" office:value="0.983">
            <text:p>0,983</text:p>
          </table:table-cell>
          <table:table-cell office:value-type="float" office:value="0.954">
            <text:p>0,954</text:p>
          </table:table-cell>
          <table:table-cell table:style-name="ce2" office:value-type="float" office:value="0.946">
            <text:p>0,946</text:p>
          </table:table-cell>
          <table:table-cell office:value-type="float" office:value="0.961">
            <text:p>0,961</text:p>
          </table:table-cell>
          <table:table-cell office:value-type="float" office:value="0.825">
            <text:p>0,825</text:p>
          </table:table-cell>
          <table:table-cell/>
          <table:table-cell office:value-type="string">
            <text:p>success_rate</text:p>
          </table:table-cell>
          <table:table-cell office:value-type="float" office:value="0.989">
            <text:p>0,989</text:p>
          </table:table-cell>
          <table:table-cell office:value-type="float" office:value="0.99">
            <text:p>0,99</text:p>
          </table:table-cell>
          <table:table-cell office:value-type="float" office:value="0.97">
            <text:p>0,97</text:p>
          </table:table-cell>
          <table:table-cell office:value-type="float" office:value="0.968">
            <text:p>0,968</text:p>
          </table:table-cell>
          <table:table-cell office:value-type="float" office:value="0.977">
            <text:p>0,977</text:p>
          </table:table-cell>
          <table:table-cell office:value-type="float" office:value="0.901">
            <text:p>0,901</text:p>
          </table:table-cell>
          <table:table-cell/>
          <table:table-cell office:value-type="string">
            <text:p>success_rate</text:p>
          </table:table-cell>
          <table:table-cell table:style-name="ce1" table:formula="of:=[.B2]-[.J2]" office:value-type="float" office:value="-0.00600000000000001">
            <text:p>-0,006</text:p>
          </table:table-cell>
          <table:table-cell table:style-name="ce1" table:formula="of:=[.C2]-[.K2]" office:value-type="float" office:value="-0.00700000000000001">
            <text:p>-0,007</text:p>
          </table:table-cell>
          <table:table-cell table:formula="of:=[.D2]-[.L2]" office:value-type="float" office:value="-0.0159999999999999">
            <text:p>-0,016</text:p>
          </table:table-cell>
          <table:table-cell table:style-name="ce3" table:formula="of:=[.E2]-[.M2]" office:value-type="float" office:value="-0.0219999999999999">
            <text:p>-0,022</text:p>
          </table:table-cell>
          <table:table-cell table:formula="of:=[.F2]-[.N2]" office:value-type="float" office:value="-0.016">
            <text:p>-0,016</text:p>
          </table:table-cell>
          <table:table-cell table:formula="of:=[.G2]-[.O2]" office:value-type="float" office:value="-0.076">
            <text:p>-0,076</text:p>
          </table:table-cell>
        </table:table-row>
        <table:table-row table:style-name="ro1">
          <table:table-cell office:value-type="string">
            <text:p>hypervolume</text:p>
          </table:table-cell>
          <table:table-cell table:style-name="ce2" office:value-type="float" office:value="18.688">
            <text:p>18,688</text:p>
          </table:table-cell>
          <table:table-cell office:value-type="float" office:value="18.707">
            <text:p>18,707</text:p>
          </table:table-cell>
          <table:table-cell office:value-type="float" office:value="18.712">
            <text:p>18,712</text:p>
          </table:table-cell>
          <table:table-cell table:style-name="ce1" office:value-type="float" office:value="19.043">
            <text:p>19,043</text:p>
          </table:table-cell>
          <table:table-cell office:value-type="float" office:value="18.975">
            <text:p>18,975</text:p>
          </table:table-cell>
          <table:table-cell office:value-type="float" office:value="13.386">
            <text:p>13,386</text:p>
          </table:table-cell>
          <table:table-cell/>
          <table:table-cell office:value-type="string">
            <text:p>hypervolume</text:p>
          </table:table-cell>
          <table:table-cell office:value-type="float" office:value="18.918">
            <text:p>18,918</text:p>
          </table:table-cell>
          <table:table-cell office:value-type="float" office:value="18.944">
            <text:p>18,944</text:p>
          </table:table-cell>
          <table:table-cell office:value-type="float" office:value="18.953">
            <text:p>18,953</text:p>
          </table:table-cell>
          <table:table-cell office:value-type="float" office:value="19.379">
            <text:p>19,379</text:p>
          </table:table-cell>
          <table:table-cell office:value-type="float" office:value="19.311">
            <text:p>19,311</text:p>
          </table:table-cell>
          <table:table-cell office:value-type="float" office:value="15.189">
            <text:p>15,189</text:p>
          </table:table-cell>
          <table:table-cell/>
          <table:table-cell office:value-type="string">
            <text:p>hypervolume</text:p>
          </table:table-cell>
          <table:table-cell table:formula="of:=[.B3]-[.J3]" office:value-type="float" office:value="-0.23">
            <text:p>-0,23</text:p>
          </table:table-cell>
          <table:table-cell table:formula="of:=[.C3]-[.K3]" office:value-type="float" office:value="-0.236999999999998">
            <text:p>-0,237</text:p>
          </table:table-cell>
          <table:table-cell table:formula="of:=[.D3]-[.L3]" office:value-type="float" office:value="-0.241">
            <text:p>-0,241</text:p>
          </table:table-cell>
          <table:table-cell table:style-name="ce2" table:formula="of:=[.E3]-[.M3]" office:value-type="float" office:value="-0.336000000000002">
            <text:p>-0,336</text:p>
          </table:table-cell>
          <table:table-cell table:style-name="ce2" table:formula="of:=[.F3]-[.N3]" office:value-type="float" office:value="-0.335999999999999">
            <text:p>-0,336</text:p>
          </table:table-cell>
          <table:table-cell table:formula="of:=[.G3]-[.O3]" office:value-type="float" office:value="-1.803">
            <text:p>-1,803</text:p>
          </table:table-cell>
        </table:table-row>
        <table:table-row table:style-name="ro2">
          <table:table-cell office:value-type="string">
            <text:p>spread</text:p>
          </table:table-cell>
          <table:table-cell office:value-type="float" office:value="0.795">
            <text:p>0,795</text:p>
          </table:table-cell>
          <table:table-cell office:value-type="float" office:value="0.742">
            <text:p>0,742</text:p>
          </table:table-cell>
          <table:table-cell office:value-type="float" office:value="0.801">
            <text:p>0,801</text:p>
          </table:table-cell>
          <table:table-cell office:value-type="float" office:value="0.648">
            <text:p>0,648</text:p>
          </table:table-cell>
          <table:table-cell office:value-type="float" office:value="0.68">
            <text:p>0,68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spread</text:p>
          </table:table-cell>
          <table:table-cell office:value-type="float" office:value="0.729">
            <text:p>0,729</text:p>
          </table:table-cell>
          <table:table-cell office:value-type="float" office:value="0.731">
            <text:p>0,731</text:p>
          </table:table-cell>
          <table:table-cell office:value-type="float" office:value="0.753">
            <text:p>0,753</text:p>
          </table:table-cell>
          <table:table-cell office:value-type="float" office:value="0.668">
            <text:p>0,668</text:p>
          </table:table-cell>
          <table:table-cell office:value-type="float" office:value="0.667">
            <text:p>0,667</text:p>
          </table:table-cell>
          <table:table-cell office:value-type="float" office:value="0.153">
            <text:p>0,153</text:p>
          </table:table-cell>
          <table:table-cell/>
          <table:table-cell office:value-type="string">
            <text:p>spread</text:p>
          </table:table-cell>
          <table:table-cell table:formula="of:=[.J4]-[.B4]" office:value-type="float" office:value="-0.0660000000000001">
            <text:p>-0,066</text:p>
          </table:table-cell>
          <table:table-cell table:formula="of:=[.K4]-[.C4]" office:value-type="float" office:value="-0.011">
            <text:p>-0,011</text:p>
          </table:table-cell>
          <table:table-cell table:formula="of:=[.L4]-[.D4]" office:value-type="float" office:value="-0.048">
            <text:p>-0,048</text:p>
          </table:table-cell>
          <table:table-cell table:formula="of:=[.M4]-[.E4]" office:value-type="float" office:value="0.02">
            <text:p>0,02</text:p>
          </table:table-cell>
          <table:table-cell table:formula="of:=[.N4]-[.F4]" office:value-type="float" office:value="-0.013">
            <text:p>-0,013</text:p>
          </table:table-cell>
          <table:table-cell table:formula="of:=[.O4]-[.G4]" office:value-type="float" office:value="0.113">
            <text:p>0,113</text:p>
          </table:table-cell>
        </table:table-row>
        <table:table-row table:style-name="ro2">
          <table:table-cell office:value-type="string">
            <text:p>spacing</text:p>
          </table:table-cell>
          <table:table-cell office:value-type="float" office:value="0.035">
            <text:p>0,035</text:p>
          </table:table-cell>
          <table:table-cell office:value-type="float" office:value="0.032">
            <text:p>0,032</text:p>
          </table:table-cell>
          <table:table-cell office:value-type="float" office:value="0.02">
            <text:p>0,02</text:p>
          </table:table-cell>
          <table:table-cell office:value-type="float" office:value="0.037">
            <text:p>0,037</text:p>
          </table:table-cell>
          <table:table-cell office:value-type="float" office:value="0.043">
            <text:p>0,04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pacing</text:p>
          </table:table-cell>
          <table:table-cell office:value-type="float" office:value="0.032">
            <text:p>0,032</text:p>
          </table:table-cell>
          <table:table-cell office:value-type="float" office:value="0.028">
            <text:p>0,028</text:p>
          </table:table-cell>
          <table:table-cell office:value-type="float" office:value="0.018">
            <text:p>0,018</text:p>
          </table:table-cell>
          <table:table-cell office:value-type="float" office:value="0.04">
            <text:p>0,04</text:p>
          </table:table-cell>
          <table:table-cell office:value-type="float" office:value="0.045">
            <text:p>0,045</text:p>
          </table:table-cell>
          <table:table-cell office:value-type="float" office:value="0.001">
            <text:p>0,001</text:p>
          </table:table-cell>
          <table:table-cell/>
          <table:table-cell office:value-type="string">
            <text:p>spacing</text:p>
          </table:table-cell>
          <table:table-cell table:formula="of:=[.J5]-[.B5]" office:value-type="float" office:value="-0.003">
            <text:p>-0,003</text:p>
          </table:table-cell>
          <table:table-cell table:formula="of:=[.K5]-[.C5]" office:value-type="float" office:value="-0.004">
            <text:p>-0,004</text:p>
          </table:table-cell>
          <table:table-cell table:formula="of:=[.L5]-[.D5]" office:value-type="float" office:value="-0.002">
            <text:p>-0,002</text:p>
          </table:table-cell>
          <table:table-cell table:formula="of:=[.M5]-[.E5]" office:value-type="float" office:value="0.003">
            <text:p>0,003</text:p>
          </table:table-cell>
          <table:table-cell table:formula="of:=[.N5]-[.F5]" office:value-type="float" office:value="0.002">
            <text:p>0,002</text:p>
          </table:table-cell>
          <table:table-cell table:formula="of:=[.O5]-[.G5]" office:value-type="float" office:value="0.001">
            <text:p>0,001</text:p>
          </table:table-cell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>
            <text:p>CS10-High</text:p>
          </table:table-cell>
          <table:table-cell office:value-type="string">
            <text:p>ff_nsga2</text:p>
          </table:table-cell>
          <table:table-cell office:value-type="string">
            <text:p>ff_spea2</text:p>
          </table:table-cell>
          <table:table-cell office:value-type="string">
            <text:p>lstm_nsga2</text:p>
          </table:table-cell>
          <table:table-cell office:value-type="string">
            <text:p>ff_neat</text:p>
          </table:table-cell>
          <table:table-cell office:value-type="string">
            <text:p>rnn_neat</text:p>
          </table:table-cell>
          <table:table-cell office:value-type="string">
            <text:p>moddpg</text:p>
          </table:table-cell>
          <table:table-cell/>
          <table:table-cell office:value-type="string">
            <text:p>CS10-Norm</text:p>
          </table:table-cell>
          <table:table-cell office:value-type="string">
            <text:p>ff_nsga2</text:p>
          </table:table-cell>
          <table:table-cell office:value-type="string">
            <text:p>ff_spea2</text:p>
          </table:table-cell>
          <table:table-cell office:value-type="string">
            <text:p>lstm_nsga2</text:p>
          </table:table-cell>
          <table:table-cell office:value-type="string">
            <text:p>ff_neat</text:p>
          </table:table-cell>
          <table:table-cell office:value-type="string">
            <text:p>rnn_neat</text:p>
          </table:table-cell>
          <table:table-cell office:value-type="string">
            <text:p>moddpg</text:p>
          </table:table-cell>
          <table:table-cell/>
          <table:table-cell office:value-type="string">
            <text:p>CS10-Norm</text:p>
          </table:table-cell>
          <table:table-cell office:value-type="string">
            <text:p>ff_nsga2</text:p>
          </table:table-cell>
          <table:table-cell office:value-type="string">
            <text:p>ff_spea2</text:p>
          </table:table-cell>
          <table:table-cell office:value-type="string">
            <text:p>lstm_nsga2</text:p>
          </table:table-cell>
          <table:table-cell office:value-type="string">
            <text:p>ff_neat</text:p>
          </table:table-cell>
          <table:table-cell office:value-type="string">
            <text:p>rnn_neat</text:p>
          </table:table-cell>
          <table:table-cell office:value-type="string">
            <text:p>moddpg</text:p>
          </table:table-cell>
        </table:table-row>
        <table:table-row table:style-name="ro1">
          <table:table-cell office:value-type="string">
            <text:p>success_rate</text:p>
          </table:table-cell>
          <table:table-cell table:number-columns-repeated="2" office:value-type="float" office:value="0.97">
            <text:p>0,97</text:p>
          </table:table-cell>
          <table:table-cell office:value-type="float" office:value="0.941">
            <text:p>0,941</text:p>
          </table:table-cell>
          <table:table-cell table:style-name="ce2" office:value-type="float" office:value="0.903">
            <text:p>0,903</text:p>
          </table:table-cell>
          <table:table-cell table:style-name="ce1" office:value-type="float" office:value="0.974">
            <text:p>0,974</text:p>
          </table:table-cell>
          <table:table-cell office:value-type="float" office:value="0.811">
            <text:p>0,811</text:p>
          </table:table-cell>
          <table:table-cell/>
          <table:table-cell office:value-type="string">
            <text:p>success_rate</text:p>
          </table:table-cell>
          <table:table-cell table:number-columns-repeated="2" office:value-type="float" office:value="0.981">
            <text:p>0,981</text:p>
          </table:table-cell>
          <table:table-cell office:value-type="float" office:value="0.961">
            <text:p>0,961</text:p>
          </table:table-cell>
          <table:table-cell office:value-type="float" office:value="0.928">
            <text:p>0,928</text:p>
          </table:table-cell>
          <table:table-cell office:value-type="float" office:value="0.983">
            <text:p>0,983</text:p>
          </table:table-cell>
          <table:table-cell office:value-type="float" office:value="0.906">
            <text:p>0,906</text:p>
          </table:table-cell>
          <table:table-cell/>
          <table:table-cell office:value-type="string">
            <text:p>success_rate</text:p>
          </table:table-cell>
          <table:table-cell table:formula="of:=[.B10]-[.J10]" office:value-type="float" office:value="-0.011">
            <text:p>-0,011</text:p>
          </table:table-cell>
          <table:table-cell table:formula="of:=[.C10]-[.K10]" office:value-type="float" office:value="-0.011">
            <text:p>-0,011</text:p>
          </table:table-cell>
          <table:table-cell table:formula="of:=[.D10]-[.L10]" office:value-type="float" office:value="-0.0199999999999999">
            <text:p>-0,02</text:p>
          </table:table-cell>
          <table:table-cell table:style-name="ce3" table:formula="of:=[.E10]-[.M10]" office:value-type="float" office:value="-0.025">
            <text:p>-0,025</text:p>
          </table:table-cell>
          <table:table-cell table:style-name="ce1" table:formula="of:=[.F10]-[.N10]" office:value-type="float" office:value="-0.00900000000000001">
            <text:p>-0,009</text:p>
          </table:table-cell>
          <table:table-cell table:formula="of:=[.G10]-[.O10]" office:value-type="float" office:value="-0.095">
            <text:p>-0,095</text:p>
          </table:table-cell>
        </table:table-row>
        <table:table-row table:style-name="ro1">
          <table:table-cell office:value-type="string">
            <text:p>hypervolume</text:p>
          </table:table-cell>
          <table:table-cell office:value-type="float" office:value="17.77">
            <text:p>17,77</text:p>
          </table:table-cell>
          <table:table-cell office:value-type="float" office:value="17.78">
            <text:p>17,78</text:p>
          </table:table-cell>
          <table:table-cell table:style-name="ce1" office:value-type="float" office:value="17.822">
            <text:p>17,822</text:p>
          </table:table-cell>
          <table:table-cell table:style-name="ce2" office:value-type="float" office:value="17.151">
            <text:p>17,151</text:p>
          </table:table-cell>
          <table:table-cell office:value-type="float" office:value="17.381">
            <text:p>17,381</text:p>
          </table:table-cell>
          <table:table-cell office:value-type="float" office:value="11.857">
            <text:p>11,857</text:p>
          </table:table-cell>
          <table:table-cell/>
          <table:table-cell office:value-type="string">
            <text:p>hypervolume</text:p>
          </table:table-cell>
          <table:table-cell office:value-type="float" office:value="18.01">
            <text:p>18,01</text:p>
          </table:table-cell>
          <table:table-cell office:value-type="float" office:value="18.025">
            <text:p>18,025</text:p>
          </table:table-cell>
          <table:table-cell office:value-type="float" office:value="18.057">
            <text:p>18,057</text:p>
          </table:table-cell>
          <table:table-cell office:value-type="float" office:value="17.375">
            <text:p>17,375</text:p>
          </table:table-cell>
          <table:table-cell office:value-type="float" office:value="17.624">
            <text:p>17,624</text:p>
          </table:table-cell>
          <table:table-cell office:value-type="float" office:value="14.107">
            <text:p>14,107</text:p>
          </table:table-cell>
          <table:table-cell/>
          <table:table-cell office:value-type="string">
            <text:p>hypervolume</text:p>
          </table:table-cell>
          <table:table-cell table:formula="of:=[.B11]-[.J11]" office:value-type="float" office:value="-0.240000000000002">
            <text:p>-0,24</text:p>
          </table:table-cell>
          <table:table-cell table:formula="of:=[.C11]-[.K11]" office:value-type="float" office:value="-0.244999999999997">
            <text:p>-0,245</text:p>
          </table:table-cell>
          <table:table-cell table:formula="of:=[.D11]-[.L11]" office:value-type="float" office:value="-0.234999999999999">
            <text:p>-0,235</text:p>
          </table:table-cell>
          <table:table-cell table:formula="of:=[.E11]-[.M11]" office:value-type="float" office:value="-0.224">
            <text:p>-0,224</text:p>
          </table:table-cell>
          <table:table-cell table:formula="of:=[.F11]-[.N11]" office:value-type="float" office:value="-0.242999999999999">
            <text:p>-0,243</text:p>
          </table:table-cell>
          <table:table-cell table:formula="of:=[.G11]-[.O11]" office:value-type="float" office:value="-2.25">
            <text:p>-2,25</text:p>
          </table:table-cell>
        </table:table-row>
        <table:table-row table:style-name="ro2">
          <table:table-cell office:value-type="string">
            <text:p>spread</text:p>
          </table:table-cell>
          <table:table-cell office:value-type="float" office:value="0.765">
            <text:p>0,765</text:p>
          </table:table-cell>
          <table:table-cell office:value-type="float" office:value="0.817">
            <text:p>0,817</text:p>
          </table:table-cell>
          <table:table-cell office:value-type="float" office:value="0.771">
            <text:p>0,771</text:p>
          </table:table-cell>
          <table:table-cell office:value-type="float" office:value="0.497">
            <text:p>0,497</text:p>
          </table:table-cell>
          <table:table-cell office:value-type="float" office:value="0.545">
            <text:p>0,545</text:p>
          </table:table-cell>
          <table:table-cell office:value-type="float" office:value="0.034">
            <text:p>0,034</text:p>
          </table:table-cell>
          <table:table-cell/>
          <table:table-cell office:value-type="string">
            <text:p>spread</text:p>
          </table:table-cell>
          <table:table-cell office:value-type="float" office:value="0.76">
            <text:p>0,76</text:p>
          </table:table-cell>
          <table:table-cell office:value-type="float" office:value="0.766">
            <text:p>0,766</text:p>
          </table:table-cell>
          <table:table-cell office:value-type="float" office:value="0.733">
            <text:p>0,733</text:p>
          </table:table-cell>
          <table:table-cell office:value-type="float" office:value="0.503">
            <text:p>0,503</text:p>
          </table:table-cell>
          <table:table-cell office:value-type="float" office:value="0.622">
            <text:p>0,622</text:p>
          </table:table-cell>
          <table:table-cell office:value-type="float" office:value="0.17">
            <text:p>0,17</text:p>
          </table:table-cell>
          <table:table-cell/>
          <table:table-cell office:value-type="string">
            <text:p>spread</text:p>
          </table:table-cell>
          <table:table-cell table:formula="of:=[.J12]-[.B12]" office:value-type="float" office:value="-0.005">
            <text:p>-0,005</text:p>
          </table:table-cell>
          <table:table-cell table:formula="of:=[.K12]-[.C12]" office:value-type="float" office:value="-0.051">
            <text:p>-0,051</text:p>
          </table:table-cell>
          <table:table-cell table:formula="of:=[.L12]-[.D12]" office:value-type="float" office:value="-0.038">
            <text:p>-0,038</text:p>
          </table:table-cell>
          <table:table-cell table:formula="of:=[.M12]-[.E12]" office:value-type="float" office:value="0.00600000000000001">
            <text:p>0,006</text:p>
          </table:table-cell>
          <table:table-cell table:formula="of:=[.N12]-[.F12]" office:value-type="float" office:value="0.077">
            <text:p>0,077</text:p>
          </table:table-cell>
          <table:table-cell table:formula="of:=[.O12]-[.G12]" office:value-type="float" office:value="0.136">
            <text:p>0,136</text:p>
          </table:table-cell>
        </table:table-row>
        <table:table-row table:style-name="ro2">
          <table:table-cell office:value-type="string">
            <text:p>spacing</text:p>
          </table:table-cell>
          <table:table-cell office:value-type="float" office:value="0.023">
            <text:p>0,023</text:p>
          </table:table-cell>
          <table:table-cell office:value-type="float" office:value="0.02">
            <text:p>0,02</text:p>
          </table:table-cell>
          <table:table-cell office:value-type="float" office:value="0.015">
            <text:p>0,015</text:p>
          </table:table-cell>
          <table:table-cell office:value-type="float" office:value="0.043">
            <text:p>0,043</text:p>
          </table:table-cell>
          <table:table-cell office:value-type="float" office:value="0.029">
            <text:p>0,02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pacing</text:p>
          </table:table-cell>
          <table:table-cell office:value-type="float" office:value="0.025">
            <text:p>0,025</text:p>
          </table:table-cell>
          <table:table-cell office:value-type="float" office:value="0.022">
            <text:p>0,022</text:p>
          </table:table-cell>
          <table:table-cell office:value-type="float" office:value="0.015">
            <text:p>0,015</text:p>
          </table:table-cell>
          <table:table-cell office:value-type="float" office:value="0.044">
            <text:p>0,044</text:p>
          </table:table-cell>
          <table:table-cell office:value-type="float" office:value="0.039">
            <text:p>0,039</text:p>
          </table:table-cell>
          <table:table-cell office:value-type="float" office:value="0.001">
            <text:p>0,001</text:p>
          </table:table-cell>
          <table:table-cell/>
          <table:table-cell office:value-type="string">
            <text:p>spacing</text:p>
          </table:table-cell>
          <table:table-cell table:formula="of:=[.J13]-[.B13]" office:value-type="float" office:value="0.002">
            <text:p>0,002</text:p>
          </table:table-cell>
          <table:table-cell table:formula="of:=[.K13]-[.C13]" office:value-type="float" office:value="0.002">
            <text:p>0,002</text:p>
          </table:table-cell>
          <table:table-cell table:formula="of:=[.L13]-[.D13]" office:value-type="float" office:value="0">
            <text:p>0</text:p>
          </table:table-cell>
          <table:table-cell table:formula="of:=[.M13]-[.E13]" office:value-type="float" office:value="0.000999999999999994">
            <text:p>0,001</text:p>
          </table:table-cell>
          <table:table-cell table:formula="of:=[.N13]-[.F13]" office:value-type="float" office:value="0.01">
            <text:p>0,01</text:p>
          </table:table-cell>
          <table:table-cell table:formula="of:=[.O13]-[.G13]" office:value-type="float" office:value="0.001">
            <text:p>0,001</text:p>
          </table:table-cell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>
            <text:p>CS15-High</text:p>
          </table:table-cell>
          <table:table-cell office:value-type="string">
            <text:p>ff_nsga2</text:p>
          </table:table-cell>
          <table:table-cell office:value-type="string">
            <text:p>ff_spea2</text:p>
          </table:table-cell>
          <table:table-cell office:value-type="string">
            <text:p>lstm_nsga2</text:p>
          </table:table-cell>
          <table:table-cell office:value-type="string">
            <text:p>ff_neat</text:p>
          </table:table-cell>
          <table:table-cell office:value-type="string">
            <text:p>rnn_neat</text:p>
          </table:table-cell>
          <table:table-cell office:value-type="string">
            <text:p>moddpg</text:p>
          </table:table-cell>
          <table:table-cell/>
          <table:table-cell office:value-type="string">
            <text:p>CS15-Norm</text:p>
          </table:table-cell>
          <table:table-cell office:value-type="string">
            <text:p>ff_nsga2</text:p>
          </table:table-cell>
          <table:table-cell office:value-type="string">
            <text:p>ff_spea2</text:p>
          </table:table-cell>
          <table:table-cell office:value-type="string">
            <text:p>lstm_nsga2</text:p>
          </table:table-cell>
          <table:table-cell office:value-type="string">
            <text:p>ff_neat</text:p>
          </table:table-cell>
          <table:table-cell office:value-type="string">
            <text:p>rnn_neat</text:p>
          </table:table-cell>
          <table:table-cell office:value-type="string">
            <text:p>moddpg</text:p>
          </table:table-cell>
          <table:table-cell/>
          <table:table-cell office:value-type="string">
            <text:p>CS15-Norm</text:p>
          </table:table-cell>
          <table:table-cell office:value-type="string">
            <text:p>ff_nsga2</text:p>
          </table:table-cell>
          <table:table-cell office:value-type="string">
            <text:p>ff_spea2</text:p>
          </table:table-cell>
          <table:table-cell office:value-type="string">
            <text:p>lstm_nsga2</text:p>
          </table:table-cell>
          <table:table-cell office:value-type="string">
            <text:p>ff_neat</text:p>
          </table:table-cell>
          <table:table-cell office:value-type="string">
            <text:p>rnn_neat</text:p>
          </table:table-cell>
          <table:table-cell office:value-type="string">
            <text:p>moddpg</text:p>
          </table:table-cell>
        </table:table-row>
        <table:table-row table:style-name="ro1">
          <table:table-cell office:value-type="string">
            <text:p>success_rate</text:p>
          </table:table-cell>
          <table:table-cell office:value-type="float" office:value="0.941">
            <text:p>0,941</text:p>
          </table:table-cell>
          <table:table-cell office:value-type="float" office:value="0.933">
            <text:p>0,933</text:p>
          </table:table-cell>
          <table:table-cell table:style-name="ce2" office:value-type="float" office:value="0.924">
            <text:p>0,924</text:p>
          </table:table-cell>
          <table:table-cell office:value-type="float" office:value="0.942">
            <text:p>0,942</text:p>
          </table:table-cell>
          <table:table-cell table:style-name="ce1" office:value-type="float" office:value="0.983">
            <text:p>0,983</text:p>
          </table:table-cell>
          <table:table-cell table:style-name="ce2" office:value-type="float" office:value="0.687">
            <text:p>0,687</text:p>
          </table:table-cell>
          <table:table-cell/>
          <table:table-cell office:value-type="string">
            <text:p>success_rate</text:p>
          </table:table-cell>
          <table:table-cell office:value-type="float" office:value="0.958">
            <text:p>0,958</text:p>
          </table:table-cell>
          <table:table-cell office:value-type="float" office:value="0.951">
            <text:p>0,951</text:p>
          </table:table-cell>
          <table:table-cell office:value-type="float" office:value="0.945">
            <text:p>0,945</text:p>
          </table:table-cell>
          <table:table-cell office:value-type="float" office:value="0.955">
            <text:p>0,955</text:p>
          </table:table-cell>
          <table:table-cell office:value-type="float" office:value="0.99">
            <text:p>0,99</text:p>
          </table:table-cell>
          <table:table-cell office:value-type="float" office:value="0.839">
            <text:p>0,839</text:p>
          </table:table-cell>
          <table:table-cell/>
          <table:table-cell office:value-type="string">
            <text:p>success_rate</text:p>
          </table:table-cell>
          <table:table-cell table:formula="of:=[.B18]-[.J18]" office:value-type="float" office:value="-0.017">
            <text:p>-0,017</text:p>
          </table:table-cell>
          <table:table-cell table:formula="of:=[.C18]-[.K18]" office:value-type="float" office:value="-0.018">
            <text:p>-0,018</text:p>
          </table:table-cell>
          <table:table-cell table:style-name="ce2" table:formula="of:=[.D18]-[.L18]" office:value-type="float" office:value="-0.021">
            <text:p>-0,021</text:p>
          </table:table-cell>
          <table:table-cell table:formula="of:=[.E18]-[.M18]" office:value-type="float" office:value="-0.013">
            <text:p>-0,013</text:p>
          </table:table-cell>
          <table:table-cell table:style-name="ce1" table:formula="of:=[.F18]-[.N18]" office:value-type="float" office:value="-0.00700000000000001">
            <text:p>-0,007</text:p>
          </table:table-cell>
          <table:table-cell table:formula="of:=[.G18]-[.O18]" office:value-type="float" office:value="-0.152">
            <text:p>-0,152</text:p>
          </table:table-cell>
        </table:table-row>
        <table:table-row table:style-name="ro1">
          <table:table-cell office:value-type="string">
            <text:p>hypervolume</text:p>
          </table:table-cell>
          <table:table-cell office:value-type="float" office:value="17.421">
            <text:p>17,421</text:p>
          </table:table-cell>
          <table:table-cell office:value-type="float" office:value="17.419">
            <text:p>17,419</text:p>
          </table:table-cell>
          <table:table-cell table:style-name="ce1" office:value-type="float" office:value="17.494">
            <text:p>17,494</text:p>
          </table:table-cell>
          <table:table-cell office:value-type="float" office:value="16.599">
            <text:p>16,599</text:p>
          </table:table-cell>
          <table:table-cell office:value-type="float" office:value="16.97">
            <text:p>16,97</text:p>
          </table:table-cell>
          <table:table-cell table:style-name="ce2" office:value-type="float" office:value="9.006">
            <text:p>9,006</text:p>
          </table:table-cell>
          <table:table-cell/>
          <table:table-cell office:value-type="string">
            <text:p>hypervolume</text:p>
          </table:table-cell>
          <table:table-cell office:value-type="float" office:value="17.437">
            <text:p>17,437</text:p>
          </table:table-cell>
          <table:table-cell office:value-type="float" office:value="17.445">
            <text:p>17,445</text:p>
          </table:table-cell>
          <table:table-cell office:value-type="float" office:value="17.512">
            <text:p>17,512</text:p>
          </table:table-cell>
          <table:table-cell office:value-type="float" office:value="16.751">
            <text:p>16,751</text:p>
          </table:table-cell>
          <table:table-cell office:value-type="float" office:value="17.027">
            <text:p>17,027</text:p>
          </table:table-cell>
          <table:table-cell office:value-type="float" office:value="12.2">
            <text:p>12,2</text:p>
          </table:table-cell>
          <table:table-cell/>
          <table:table-cell office:value-type="string">
            <text:p>hypervolume</text:p>
          </table:table-cell>
          <table:table-cell table:formula="of:=[.B19]-[.J19]" office:value-type="float" office:value="-0.0160000000000018">
            <text:p>-0,016</text:p>
          </table:table-cell>
          <table:table-cell table:formula="of:=[.C19]-[.K19]" office:value-type="float" office:value="-0.0259999999999998">
            <text:p>-0,026</text:p>
          </table:table-cell>
          <table:table-cell table:style-name="ce1" table:formula="of:=[.D19]-[.L19]" office:value-type="float" office:value="-0.0180000000000007">
            <text:p>-0,018</text:p>
          </table:table-cell>
          <table:table-cell table:style-name="ce2" table:formula="of:=[.E19]-[.M19]" office:value-type="float" office:value="-0.152000000000001">
            <text:p>-0,152</text:p>
          </table:table-cell>
          <table:table-cell table:formula="of:=[.F19]-[.N19]" office:value-type="float" office:value="-0.0570000000000022">
            <text:p>-0,057</text:p>
          </table:table-cell>
          <table:table-cell table:formula="of:=[.G19]-[.O19]" office:value-type="float" office:value="-3.194">
            <text:p>-3,194</text:p>
          </table:table-cell>
        </table:table-row>
        <table:table-row table:style-name="ro2">
          <table:table-cell office:value-type="string">
            <text:p>spread</text:p>
          </table:table-cell>
          <table:table-cell office:value-type="float" office:value="0.365">
            <text:p>0,365</text:p>
          </table:table-cell>
          <table:table-cell office:value-type="float" office:value="0.353">
            <text:p>0,353</text:p>
          </table:table-cell>
          <table:table-cell office:value-type="float" office:value="0.588">
            <text:p>0,588</text:p>
          </table:table-cell>
          <table:table-cell office:value-type="float" office:value="0.666">
            <text:p>0,666</text:p>
          </table:table-cell>
          <table:table-cell office:value-type="float" office:value="0.553">
            <text:p>0,553</text:p>
          </table:table-cell>
          <table:table-cell office:value-type="float" office:value="0.025">
            <text:p>0,025</text:p>
          </table:table-cell>
          <table:table-cell/>
          <table:table-cell office:value-type="string">
            <text:p>spread</text:p>
          </table:table-cell>
          <table:table-cell office:value-type="float" office:value="0.57">
            <text:p>0,57</text:p>
          </table:table-cell>
          <table:table-cell office:value-type="float" office:value="0.657">
            <text:p>0,657</text:p>
          </table:table-cell>
          <table:table-cell office:value-type="float" office:value="0.737">
            <text:p>0,737</text:p>
          </table:table-cell>
          <table:table-cell office:value-type="float" office:value="0.779">
            <text:p>0,779</text:p>
          </table:table-cell>
          <table:table-cell office:value-type="float" office:value="0.645">
            <text:p>0,645</text:p>
          </table:table-cell>
          <table:table-cell office:value-type="float" office:value="0.107">
            <text:p>0,107</text:p>
          </table:table-cell>
          <table:table-cell/>
          <table:table-cell office:value-type="string">
            <text:p>spread</text:p>
          </table:table-cell>
          <table:table-cell table:formula="of:=[.J20]-[.B20]" office:value-type="float" office:value="0.205">
            <text:p>0,205</text:p>
          </table:table-cell>
          <table:table-cell table:formula="of:=[.K20]-[.C20]" office:value-type="float" office:value="0.304">
            <text:p>0,304</text:p>
          </table:table-cell>
          <table:table-cell table:formula="of:=[.L20]-[.D20]" office:value-type="float" office:value="0.149">
            <text:p>0,149</text:p>
          </table:table-cell>
          <table:table-cell table:formula="of:=[.M20]-[.E20]" office:value-type="float" office:value="0.113">
            <text:p>0,113</text:p>
          </table:table-cell>
          <table:table-cell table:formula="of:=[.N20]-[.F20]" office:value-type="float" office:value="0.092">
            <text:p>0,092</text:p>
          </table:table-cell>
          <table:table-cell table:formula="of:=[.O20]-[.G20]" office:value-type="float" office:value="0.082">
            <text:p>0,082</text:p>
          </table:table-cell>
        </table:table-row>
        <table:table-row table:style-name="ro1">
          <table:table-cell office:value-type="string">
            <text:p>spacing</text:p>
          </table:table-cell>
          <table:table-cell table:style-name="ce2" office:value-type="float" office:value="0.009">
            <text:p>0,009</text:p>
          </table:table-cell>
          <table:table-cell table:number-columns-repeated="2" table:style-name="ce2" office:value-type="float" office:value="0.006">
            <text:p>0,006</text:p>
          </table:table-cell>
          <table:table-cell office:value-type="float" office:value="0.084">
            <text:p>0,084</text:p>
          </table:table-cell>
          <table:table-cell office:value-type="float" office:value="0.028">
            <text:p>0,02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pacing</text:p>
          </table:table-cell>
          <table:table-cell office:value-type="float" office:value="0.027">
            <text:p>0,027</text:p>
          </table:table-cell>
          <table:table-cell office:value-type="float" office:value="0.031">
            <text:p>0,031</text:p>
          </table:table-cell>
          <table:table-cell office:value-type="float" office:value="0.009">
            <text:p>0,009</text:p>
          </table:table-cell>
          <table:table-cell office:value-type="float" office:value="0.098">
            <text:p>0,098</text:p>
          </table:table-cell>
          <table:table-cell office:value-type="float" office:value="0.041">
            <text:p>0,04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pacing</text:p>
          </table:table-cell>
          <table:table-cell table:formula="of:=[.J21]-[.B21]" office:value-type="float" office:value="0.018">
            <text:p>0,018</text:p>
          </table:table-cell>
          <table:table-cell table:formula="of:=[.K21]-[.C21]" office:value-type="float" office:value="0.025">
            <text:p>0,025</text:p>
          </table:table-cell>
          <table:table-cell table:formula="of:=[.L21]-[.D21]" office:value-type="float" office:value="0.003">
            <text:p>0,003</text:p>
          </table:table-cell>
          <table:table-cell table:formula="of:=[.M21]-[.E21]" office:value-type="float" office:value="0.014">
            <text:p>0,014</text:p>
          </table:table-cell>
          <table:table-cell table:formula="of:=[.N21]-[.F21]" office:value-type="float" office:value="0.013">
            <text:p>0,013</text:p>
          </table:table-cell>
          <table:table-cell table:formula="of:=[.O21]-[.G21]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29">29.08.2024</text:date>, <text:time>16:20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8-29T16:20:48.57</dc:date>
    <dc:creator>Neele Kemper</dc:creator>
    <meta:generator>OpenOffice/4.1.15$Win32 OpenOffice.org_project/4115m2$Build-9813</meta:generator>
    <meta:editing-duration>PT19M36S</meta:editing-duration>
    <meta:editing-cycles>9</meta:editing-cycles>
    <meta:document-statistic meta:table-count="1" meta:cell-count="315" meta:object-count="0"/>
  </office:meta>
</office:document-meta>
</file>